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e7a" officeooo:paragraph-rsid="0001be7a"/>
    </style:style>
    <style:style style:name="P2" style:family="paragraph" style:parent-style-name="Standard">
      <style:text-properties fo:font-weight="bold" officeooo:rsid="000343c4" officeooo:paragraph-rsid="000343c4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343c4" officeooo:paragraph-rsid="000343c4" style:font-weight-asian="bold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62b32" officeooo:paragraph-rsid="00062b32" style:font-weight-asian="bold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6c57d" officeooo:paragraph-rsid="0006c57d" style:font-weight-asian="bold" style:font-weight-complex="bold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c8ee4" officeooo:paragraph-rsid="000c8ee4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aa912" officeooo:paragraph-rsid="000aa912" style:font-weight-asian="bold" style:font-weight-complex="bold"/>
    </style:style>
    <style:style style:name="P8" style:family="paragraph" style:parent-style-name="Standard">
      <style:text-properties fo:font-weight="normal" officeooo:rsid="0001be7a" officeooo:paragraph-rsid="0001be7a" style:font-weight-asian="normal" style:font-weight-complex="normal"/>
    </style:style>
    <style:style style:name="P9" style:family="paragraph" style:parent-style-name="Standard" style:list-style-name="L1">
      <style:text-properties style:font-name="Liberation Serif" fo:font-weight="bold" officeooo:rsid="0003d4e2" officeooo:paragraph-rsid="0003d4e2" style:font-weight-asian="bold" style:font-weight-complex="bold"/>
    </style:style>
    <style:style style:name="P10" style:family="paragraph" style:parent-style-name="Standard" style:list-style-name="L1">
      <style:text-properties style:font-name="Liberation Serif" fo:font-weight="bold" officeooo:rsid="0005622b" officeooo:paragraph-rsid="0005622b" style:font-weight-asian="bold" style:font-weight-complex="bold"/>
    </style:style>
    <style:style style:name="P11" style:family="paragraph" style:parent-style-name="Standard" style:list-style-name="L2">
      <style:text-properties style:font-name="Liberation Serif" fo:font-weight="bold" officeooo:rsid="000fc601" officeooo:paragraph-rsid="000fc601" style:font-weight-asian="bold" style:font-weight-complex="bold"/>
    </style:style>
    <style:style style:name="P12" style:family="paragraph" style:parent-style-name="Standard" style:list-style-name="L2">
      <style:text-properties style:font-name="Liberation Serif" fo:font-weight="bold" officeooo:rsid="0010b25f" officeooo:paragraph-rsid="0010b25f" style:font-weight-asian="bold" style:font-weight-complex="bold"/>
    </style:style>
    <style:style style:name="P13" style:family="paragraph" style:parent-style-name="Standard" style:list-style-name="L1">
      <style:text-properties style:font-name="Liberation Serif" fo:font-style="normal" fo:font-weight="normal" officeooo:rsid="0003e0ef" officeooo:paragraph-rsid="0003e0ef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text-properties style:font-name="Liberation Serif" fo:font-style="normal" fo:font-weight="normal" officeooo:rsid="00116531" officeooo:paragraph-rsid="0011653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Courier New" fo:font-style="normal" fo:font-weight="normal" officeooo:rsid="0006c57d" officeooo:paragraph-rsid="0006c57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0c8ee4" officeooo:paragraph-rsid="000c8ee4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6c3b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3e0ef" style:font-style-asian="normal" style:font-weight-asian="normal" style:font-style-complex="normal" style:font-weight-complex="normal"/>
    </style:style>
    <style:style style:name="T11" style:family="text">
      <style:text-properties fo:font-style="normal" fo:background-color="#fff200" loext:char-shading-value="0" style:font-style-asian="normal" style:font-style-complex="normal"/>
    </style:style>
    <style:style style:name="T12" style:family="text">
      <style:text-properties fo:color="#ed1c24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or de idade possui capacidade tributária passiva. No caso de impossibilidade de exigência do cumprimento dessa obrigação por ele, seus pais <text:span text:style-name="T1">responderão solidariamente</text:span><text:span text:style-name="T2">, </text:span><text:span text:style-name="T1">nos atos que intervierem ou pelas omissões de que forem responsáveis</text:span><text:span text:style-name="T2">.</text:span></text:p>
      <text:p text:style-name="P8"/>
      <text:p text:style-name="P2">Responsabilidade de 3º com atuação <text:span text:style-name="T3">regular</text:span><text:span text:style-name="T2">:</text:span></text:p>
      <text:p text:style-name="P3"><text:span text:style-name="T2">CTN, Art. 134. Nos casos de </text:span><text:span text:style-name="T4">impossibilidade de exigência</text:span><text:span text:style-name="T6"> do cumprimento da obrigação principal pelo contribuinte, respondem </text:span><text:span text:style-name="T5">solidariamente</text:span><text:span text:style-name="T6"> com estes nos atos em que intervierem ou pelas omissões de que forem responsáveis:</text:span></text:p>
      <text:list xml:id="list2866000817" text:style-name="L1">
        <text:list-item>
          <text:p text:style-name="P9"><text:span text:style-name="T2">CTN tem na literalidade a expressão “solidariamente”, mas na verdade deve-se seguir a ordem estipulada no </text:span><text:span text:style-name="T7">caput</text:span><text:span text:style-name="T9"> do art. 134;</text:span></text:p>
        </text:list-item>
        <text:list-item>
          <text:p text:style-name="P9"><text:span text:style-name="T9">na verdade, trata-se de </text:span><text:span text:style-name="T8">responsabilidade por transferência</text:span><text:span text:style-name="T9">, </text:span><text:span text:style-name="T10">que ocorrerá quando houver os seguintes requisitos:</text:span></text:p>
          <text:list>
            <text:list-item>
              <text:p text:style-name="P13">impossibilidade de exigir a dívida do contribuinte; e</text:p>
            </text:list-item>
            <text:list-item>
              <text:p text:style-name="P13">terceiro colaborou, de algum modo, com o não pagamento do tributo;</text:p>
            </text:list-item>
          </text:list>
        </text:list-item>
        <text:list-item>
          <text:p text:style-name="P10"><text:span text:style-name="T9">multas </text:span><text:span text:style-name="T8">moratórias</text:span><text:span text:style-name="T9"> → são transferidas;</text:span></text:p>
        </text:list-item>
        <text:list-item>
          <text:p text:style-name="P10"><text:span text:style-name="T9">descumprimento de obrigações acessórias → </text:span><text:span text:style-name="T8">não</text:span><text:span text:style-name="T9"> são transferidas.</text:span></text:p>
        </text:list-item>
      </text:list>
      <text:p text:style-name="P4"><text:span text:style-name="T9">I – </text:span><text:span text:style-name="T11">os pais</text:span><text:span text:style-name="T9">, pelos tributos devidos por seus filhos menores;</text:span></text:p>
      <text:p text:style-name="P4"><text:span text:style-name="T9">II – </text:span><text:span text:style-name="T11">os tutores e curadores</text:span><text:span text:style-name="T9">, pelos tributos devidos por seus tutelados ou curatelados;</text:span></text:p>
      <text:p text:style-name="P4"><text:span text:style-name="T9">III – </text:span><text:span text:style-name="T11">os administradores de bens de terceiros</text:span><text:span text:style-name="T9">, pelos tributos devidos por estes;</text:span></text:p>
      <text:p text:style-name="P4"><text:span text:style-name="T9">IV – </text:span><text:span text:style-name="T11">o inventariante</text:span><text:span text:style-name="T9">, pelos tributos devidos pelo espólio;</text:span></text:p>
      <text:p text:style-name="P4"><text:span text:style-name="T9">V – </text:span><text:span text:style-name="T11">o síndico e o comissionário</text:span><text:span text:style-name="T9">, pelos tributos devidos pela massa falida ou pelo concordatário;</text:span></text:p>
      <text:p text:style-name="P4"><text:span text:style-name="T9">VI – </text:span><text:span text:style-name="T11">os tabeliães</text:span><text:span text:style-name="T9">, escrivães e demais serventuários de ofício, pelos tributos devidos sobre os atos praticados por eles, ou perante eles, em razão de seu ofício;</text:span></text:p>
      <text:p text:style-name="P5"><text:span text:style-name="T9">VII – </text:span><text:span text:style-name="T11">os sócios</text:span><text:span text:style-name="T9">, no caso de liquidação de sociedade de pessoas.</text:span></text:p>
      <text:p text:style-name="P15"/>
      <text:p text:style-name="P7"><text:span text:style-name="T8">Responsabilidade de 3º com atuação </text:span><text:span text:style-name="T12">irregular</text:span><text:span text:style-name="T9">:</text:span></text:p>
      <text:p text:style-name="P6"><text:span text:style-name="T9">CTN, Art. 135. São </text:span><text:span text:style-name="T8">pessoalmente responsáveis</text:span><text:span text:style-name="T9"> pelos créditos correspondentes às OTs resultantes de atos praticados com </text:span><text:span text:style-name="T8">excesso de poderes ou infração à lei</text:span><text:span text:style-name="T9">, contrato social ou estatutos:</text:span></text:p>
      <text:p text:style-name="P16">I – as pessoas referidas no artigo 134;</text:p>
      <text:p text:style-name="P6"><text:span text:style-name="T9">II – </text:span><text:span text:style-name="T11">os mandatários, prepostos e empregados</text:span><text:span text:style-name="T9">;</text:span></text:p>
      <text:p text:style-name="P6"><text:span text:style-name="T9">III – </text:span><text:span text:style-name="T11">os diretores, gerentes ou representantes de PJs de direito privado</text:span><text:span text:style-name="T9">.</text:span></text:p>
      <text:list xml:id="list3399195546" text:style-name="L2">
        <text:list-item>
          <text:p text:style-name="P11"><text:span text:style-name="T9">STJ: o inadimplemento da OT pela sociedade </text:span><text:span text:style-name="T8">não</text:span><text:span text:style-name="T9"> gera, </text:span><text:span text:style-name="T8">por si só</text:span><text:span text:style-name="T9">, a responsabilidade solidária do sócio-gerente;</text:span></text:p>
        </text:list-item>
        <text:list-item>
          <text:p text:style-name="P11"><text:span text:style-name="T9">STJ: presume-se dissolvida </text:span><text:span text:style-name="T8">irregularmente</text:span><text:span text:style-name="T9"> a empresa que deixar de funcionar no seu domicílio fiscal, <text:s/>sem comunicação aos órgãos competentes, legitimado o redirecionamento da execução fiscal para o sócio-gerente;</text:span></text:p>
        </text:list-item>
        <text:list-item>
          <text:p text:style-name="P12"><text:span text:style-name="T9">sócio-</text:span><text:span text:style-name="T8">gerente</text:span><text:span text:style-name="T9"> → pode ser responsabilizado;</text:span></text:p>
        </text:list-item>
        <text:list-item>
          <text:p text:style-name="P12"><text:span text:style-name="T9">sócio-</text:span><text:span text:style-name="T8">quotista</text:span><text:span text:style-name="T9"> → </text:span><text:span text:style-name="T8">não</text:span><text:span text:style-name="T9"> pode ser responsabilizado;</text:span></text:p>
        </text:list-item>
        <text:list-item>
          <text:p text:style-name="P14">a responsabilidade pessoal abrange os tributos, as multas e os juros, sejam elas de caráter moratório ou punitiv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04T09:40:31.464000000</dc:date>
    <meta:editing-duration>PT2H58M44S</meta:editing-duration>
    <meta:editing-cycles>17</meta:editing-cycles>
    <meta:document-statistic meta:table-count="0" meta:image-count="0" meta:object-count="0" meta:page-count="1" meta:paragraph-count="26" meta:word-count="375" meta:character-count="2484" meta:non-whitespace-character-count="2135"/>
  </office:meta>
</office:document-meta>
</file>